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4f67" officeooo:paragraph-rsid="00054f67"/>
    </style:style>
    <style:style style:name="P2" style:family="paragraph" style:parent-style-name="Standard">
      <style:paragraph-properties fo:text-align="start" style:justify-single-word="false"/>
      <style:text-properties fo:font-size="16pt" officeooo:rsid="00054f67" officeooo:paragraph-rsid="00054f6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4f67" officeooo:paragraph-rsid="00054f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4f67" officeooo:paragraph-rsid="0019354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4f67" officeooo:paragraph-rsid="0081089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4f67" officeooo:paragraph-rsid="00835cb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4f67" officeooo:paragraph-rsid="008914e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4f67" officeooo:paragraph-rsid="008180f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938c" officeooo:paragraph-rsid="0013938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2518" officeooo:paragraph-rsid="0026f77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2518" officeooo:paragraph-rsid="005b7ec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7d4990" officeooo:paragraph-rsid="007d499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7d4990" officeooo:paragraph-rsid="0099c56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5cf7db" officeooo:paragraph-rsid="007d499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961b18" officeooo:paragraph-rsid="00961b1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976f31" officeooo:paragraph-rsid="00976f3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a8cce2" officeooo:paragraph-rsid="00a8cce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99c563" officeooo:paragraph-rsid="0099c56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officeooo:rsid="001418a8" officeooo:paragraph-rsid="0017a3a7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officeooo:rsid="00b26e3d" officeooo:paragraph-rsid="00b26e3d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5cf7db" officeooo:paragraph-rsid="005cf7d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66905e" officeooo:paragraph-rsid="0066905e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66905e" officeooo:paragraph-rsid="00760599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officeooo:rsid="00698cb6" officeooo:paragraph-rsid="00698cb6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rsid="0069a79c" officeooo:paragraph-rsid="0069a79c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rsid="006d430b" officeooo:paragraph-rsid="006d430b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officeooo:rsid="006e9286" officeooo:paragraph-rsid="006e9286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740ce0" officeooo:paragraph-rsid="00740ce0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officeooo:rsid="004bc79c" officeooo:paragraph-rsid="00760599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officeooo:rsid="004bc79c" officeooo:paragraph-rsid="004a47a7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8cce2" officeooo:paragraph-rsid="00a8cce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054f67"/>
    </style:style>
    <style:style style:name="P33" style:family="paragraph" style:parent-style-name="Standard">
      <style:paragraph-properties fo:text-align="start" style:justify-single-word="false"/>
      <style:text-properties officeooo:paragraph-rsid="004a47a7"/>
    </style:style>
    <style:style style:name="P34" style:family="paragraph" style:parent-style-name="Standard">
      <style:paragraph-properties fo:text-align="start" style:justify-single-word="false"/>
      <style:text-properties officeooo:paragraph-rsid="005b7ec3"/>
    </style:style>
    <style:style style:name="P35" style:family="paragraph" style:parent-style-name="Standard">
      <style:paragraph-properties fo:text-align="start" style:justify-single-word="false"/>
      <style:text-properties officeooo:paragraph-rsid="008180f6"/>
    </style:style>
    <style:style style:name="P36" style:family="paragraph" style:parent-style-name="Standard">
      <style:paragraph-properties fo:text-align="start" style:justify-single-word="false"/>
      <style:text-properties officeooo:rsid="007f2d4d" officeooo:paragraph-rsid="007f2d4d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b26e3d" officeooo:paragraph-rsid="00b26e3d" style:font-style-asian="italic" style:font-style-complex="italic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officeooo:rsid="00961b18" officeooo:paragraph-rsid="00961b18" style:font-size-asian="10.5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rsid="009751af" officeooo:paragraph-rsid="009751af" style:font-size-asian="10.5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officeooo:rsid="00054f67" officeooo:paragraph-rsid="00ab546f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05cf7db" officeooo:paragraph-rsid="00b3b346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officeooo:rsid="005cf7db" officeooo:paragraph-rsid="005cf7db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officeooo:rsid="00b4b0b0" officeooo:paragraph-rsid="00b63d30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officeooo:rsid="00b4b0b0" officeooo:paragraph-rsid="00ba29d1" style:font-size-asian="10.5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officeooo:rsid="00bac88c" officeooo:paragraph-rsid="00bac88c" style:font-size-asian="10.5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bold" officeooo:rsid="005cf7db" officeooo:paragraph-rsid="00b3b34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ab546f" officeooo:paragraph-rsid="00ab546f"/>
    </style:style>
    <style:style style:name="P48" style:family="paragraph" style:parent-style-name="Standard" style:list-style-name="L2">
      <style:paragraph-properties fo:text-align="start" style:justify-single-word="false"/>
      <style:text-properties fo:font-weight="bold" officeooo:rsid="00acfa5b" officeooo:paragraph-rsid="00acfa5b" style:font-weight-asian="bold" style:font-weight-complex="bold"/>
    </style:style>
    <style:style style:name="T1" style:family="text">
      <style:text-properties fo:font-style="italic" officeooo:rsid="00129ae8" style:font-style-asian="italic" style:font-style-complex="italic"/>
    </style:style>
    <style:style style:name="T2" style:family="text">
      <style:text-properties fo:font-style="italic" officeooo:rsid="001337d4" style:font-style-asian="italic" style:font-style-complex="italic"/>
    </style:style>
    <style:style style:name="T3" style:family="text">
      <style:text-properties fo:font-style="italic" officeooo:rsid="001418a8" style:font-style-asian="italic" style:font-style-complex="italic"/>
    </style:style>
    <style:style style:name="T4" style:family="text">
      <style:text-properties fo:font-style="italic" officeooo:rsid="0015e5e6" style:font-style-asian="italic" style:font-style-complex="italic"/>
    </style:style>
    <style:style style:name="T5" style:family="text">
      <style:text-properties fo:font-style="italic" officeooo:rsid="001b1e1e" style:font-style-asian="italic" style:font-style-complex="italic"/>
    </style:style>
    <style:style style:name="T6" style:family="text">
      <style:text-properties fo:font-style="italic" officeooo:rsid="0049e73b" style:font-style-asian="italic" style:font-style-complex="italic"/>
    </style:style>
    <style:style style:name="T7" style:family="text">
      <style:text-properties fo:font-style="italic" officeooo:rsid="004d8508" style:font-style-asian="italic" style:font-style-complex="italic"/>
    </style:style>
    <style:style style:name="T8" style:family="text">
      <style:text-properties fo:font-style="italic" officeooo:rsid="00828343" style:font-style-asian="italic" style:font-style-complex="italic"/>
    </style:style>
    <style:style style:name="T9" style:family="text">
      <style:text-properties fo:font-style="italic" officeooo:rsid="00835cb0" style:font-style-asian="italic" style:font-style-complex="italic"/>
    </style:style>
    <style:style style:name="T10" style:family="text">
      <style:text-properties fo:font-style="italic" officeooo:rsid="0084cd35" style:font-style-asian="italic" style:font-style-complex="italic"/>
    </style:style>
    <style:style style:name="T11" style:family="text">
      <style:text-properties fo:font-style="italic" officeooo:rsid="0095e760" style:font-style-asian="italic" style:font-style-complex="italic"/>
    </style:style>
    <style:style style:name="T12" style:family="text">
      <style:text-properties fo:font-style="normal" officeooo:rsid="001337d4" style:font-style-asian="normal" style:font-style-complex="normal"/>
    </style:style>
    <style:style style:name="T13" style:family="text">
      <style:text-properties fo:font-style="normal" officeooo:rsid="001418a8" style:font-style-asian="normal" style:font-style-complex="normal"/>
    </style:style>
    <style:style style:name="T14" style:family="text">
      <style:text-properties fo:font-style="normal" officeooo:rsid="0049e73b" style:font-style-asian="normal" style:font-style-complex="normal"/>
    </style:style>
    <style:style style:name="T15" style:family="text">
      <style:text-properties fo:font-style="normal" officeooo:rsid="004d8508" style:font-style-asian="normal" style:font-style-complex="normal"/>
    </style:style>
    <style:style style:name="T16" style:family="text">
      <style:text-properties fo:font-style="normal" officeooo:rsid="004f0d1a" style:font-style-asian="normal" style:font-style-complex="normal"/>
    </style:style>
    <style:style style:name="T17" style:family="text">
      <style:text-properties fo:font-style="normal" officeooo:rsid="00507196" style:font-style-asian="normal" style:font-style-complex="normal"/>
    </style:style>
    <style:style style:name="T18" style:family="text">
      <style:text-properties fo:font-style="normal" officeooo:rsid="0084cd35" style:font-style-asian="normal" style:font-style-complex="normal"/>
    </style:style>
    <style:style style:name="T19" style:family="text">
      <style:text-properties fo:font-style="normal" officeooo:rsid="00885e39" style:font-style-asian="normal" style:font-style-complex="normal"/>
    </style:style>
    <style:style style:name="T20" style:family="text">
      <style:text-properties fo:font-style="normal" officeooo:rsid="0089f366" style:font-style-asian="normal" style:font-style-complex="normal"/>
    </style:style>
    <style:style style:name="T21" style:family="text">
      <style:text-properties fo:font-size="12pt" fo:font-style="normal" officeooo:rsid="00129ae8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4bc79c" style:font-size-asian="10.5pt" style:font-style-asian="normal" style:font-size-complex="12pt" style:font-style-complex="normal"/>
    </style:style>
    <style:style style:name="T23" style:family="text">
      <style:text-properties fo:font-size="12pt" officeooo:rsid="00129ae8" style:font-size-asian="10.5pt" style:font-size-complex="12pt"/>
    </style:style>
    <style:style style:name="T24" style:family="text">
      <style:text-properties fo:font-size="12pt" officeooo:rsid="00054f67" style:font-size-asian="10.5pt" style:font-size-complex="12pt"/>
    </style:style>
    <style:style style:name="T25" style:family="text">
      <style:text-properties fo:font-size="12pt" officeooo:rsid="005aab6b" style:font-size-asian="10.5pt" style:font-size-complex="12pt"/>
    </style:style>
    <style:style style:name="T26" style:family="text">
      <style:text-properties fo:font-size="12pt" officeooo:rsid="005b7ec3" style:font-size-asian="10.5pt" style:font-size-complex="12pt"/>
    </style:style>
    <style:style style:name="T27" style:family="text">
      <style:text-properties fo:font-size="12pt" fo:font-style="italic" officeooo:rsid="00129ae8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1337d4" style:font-size-asian="10.5pt" style:font-style-asian="italic" style:font-size-complex="12pt" style:font-style-complex="italic"/>
    </style:style>
    <style:style style:name="T29" style:family="text">
      <style:text-properties fo:font-size="12pt" fo:font-style="italic" officeooo:rsid="001ca38d" style:font-size-asian="10.5pt" style:font-style-asian="italic" style:font-size-complex="12pt" style:font-style-complex="italic"/>
    </style:style>
    <style:style style:name="T30" style:family="text">
      <style:text-properties fo:font-size="12pt" fo:font-style="italic" officeooo:rsid="0049e73b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4a47a7" style:font-size-asian="10.5pt" style:font-style-asian="italic" style:font-size-complex="12pt" style:font-style-complex="italic"/>
    </style:style>
    <style:style style:name="T32" style:family="text">
      <style:text-properties fo:font-size="12pt" fo:font-weight="bold" officeooo:rsid="000f7eb4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527f64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8e1a47" style:font-size-asian="10.5pt" style:font-weight-asian="bold" style:font-size-complex="12pt" style:font-weight-complex="bold"/>
    </style:style>
    <style:style style:name="T35" style:family="text">
      <style:text-properties officeooo:rsid="0049e73b"/>
    </style:style>
    <style:style style:name="T36" style:family="text">
      <style:text-properties officeooo:rsid="0058bd86"/>
    </style:style>
    <style:style style:name="T37" style:family="text">
      <style:text-properties officeooo:rsid="00591902"/>
    </style:style>
    <style:style style:name="T38" style:family="text">
      <style:text-properties officeooo:rsid="005aab6b"/>
    </style:style>
    <style:style style:name="T39" style:family="text">
      <style:text-properties officeooo:rsid="005b7ec3"/>
    </style:style>
    <style:style style:name="T40" style:family="text">
      <style:text-properties officeooo:rsid="005cc50c"/>
    </style:style>
    <style:style style:name="T41" style:family="text">
      <style:text-properties officeooo:rsid="005dde76"/>
    </style:style>
    <style:style style:name="T42" style:family="text">
      <style:text-properties officeooo:rsid="00642388"/>
    </style:style>
    <style:style style:name="T43" style:family="text">
      <style:text-properties officeooo:rsid="00656c48"/>
    </style:style>
    <style:style style:name="T44" style:family="text">
      <style:text-properties officeooo:rsid="0067a36c"/>
    </style:style>
    <style:style style:name="T45" style:family="text">
      <style:text-properties officeooo:rsid="0069a79c"/>
    </style:style>
    <style:style style:name="T46" style:family="text">
      <style:text-properties officeooo:rsid="006b42c3"/>
    </style:style>
    <style:style style:name="T47" style:family="text">
      <style:text-properties officeooo:rsid="006c5ee3"/>
    </style:style>
    <style:style style:name="T48" style:family="text">
      <style:text-properties officeooo:rsid="007033f7"/>
    </style:style>
    <style:style style:name="T49" style:family="text">
      <style:text-properties officeooo:rsid="00760599"/>
    </style:style>
    <style:style style:name="T50" style:family="text">
      <style:text-properties officeooo:rsid="0078175f"/>
    </style:style>
    <style:style style:name="T51" style:family="text">
      <style:text-properties officeooo:rsid="0079afc5"/>
    </style:style>
    <style:style style:name="T52" style:family="text">
      <style:text-properties fo:font-weight="bold" officeooo:rsid="007a7ad5" style:font-weight-asian="bold" style:font-weight-complex="bold"/>
    </style:style>
    <style:style style:name="T53" style:family="text">
      <style:text-properties fo:font-weight="bold" officeooo:rsid="00903459" style:font-weight-asian="bold" style:font-weight-complex="bold"/>
    </style:style>
    <style:style style:name="T54" style:family="text">
      <style:text-properties fo:font-weight="bold" officeooo:rsid="00b0b297" style:font-weight-asian="bold" style:font-weight-complex="bold"/>
    </style:style>
    <style:style style:name="T55" style:family="text">
      <style:text-properties officeooo:rsid="007d4990"/>
    </style:style>
    <style:style style:name="T56" style:family="text">
      <style:text-properties officeooo:rsid="00054f67"/>
    </style:style>
    <style:style style:name="T57" style:family="text">
      <style:text-properties officeooo:rsid="007da4a5"/>
    </style:style>
    <style:style style:name="T58" style:family="text">
      <style:text-properties officeooo:rsid="00828343"/>
    </style:style>
    <style:style style:name="T59" style:family="text">
      <style:text-properties officeooo:rsid="008b61bd"/>
    </style:style>
    <style:style style:name="T60" style:family="text">
      <style:text-properties officeooo:rsid="008cefb1"/>
    </style:style>
    <style:style style:name="T61" style:family="text">
      <style:text-properties officeooo:rsid="0095e760"/>
    </style:style>
    <style:style style:name="T62" style:family="text">
      <style:text-properties officeooo:rsid="0099c563"/>
    </style:style>
    <style:style style:name="T63" style:family="text">
      <style:text-properties officeooo:rsid="0099f502"/>
    </style:style>
    <style:style style:name="T64" style:family="text">
      <style:text-properties officeooo:rsid="009b3069"/>
    </style:style>
    <style:style style:name="T65" style:family="text">
      <style:text-properties officeooo:rsid="009ff8d0"/>
    </style:style>
    <style:style style:name="T66" style:family="text">
      <style:text-properties officeooo:rsid="00a32ac0"/>
    </style:style>
    <style:style style:name="T67" style:family="text">
      <style:text-properties officeooo:rsid="00b0b297"/>
    </style:style>
    <style:style style:name="T68" style:family="text">
      <style:text-properties officeooo:rsid="00b4b0b0"/>
    </style:style>
    <style:style style:name="T69" style:family="text">
      <style:text-properties officeooo:rsid="00b63d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Simple admin server</text:p>
      <text:p text:style-name="P2"/>
      <text:p text:style-name="P3">1.1) Reconnaissance</text:p>
      <text:p text:style-name="P3">• What TCP port does the administrative interface listen on?</text:p>
      <text:p text:style-name="P32"><text:span text:style-name="T24"><text:tab/></text:span><text:span text:style-name="T32">Port </text:span><text:span text:style-name="T33">31337</text:span></text:p>
      <text:p text:style-name="P3">• What files on the disk image are relevant to reverse engineering this service? Include</text:p>
      <text:p text:style-name="P3">any relevant init scripts, binaries, or shared libraries.</text:p>
      <text:p text:style-name="P32"><text:span text:style-name="T21"><text:tab/></text:span><text:span text:style-name="T28">etc</text:span><text:span text:style-name="T27">/</text:span><text:span text:style-name="T21"> : Obvious</text:span><text:span text:style-name="T23"> files include </text:span><text:span text:style-name="T27">hosts, hostname, passwd, profile, services, shells, </text:span><text:span text:style-name="T29">shadow, etc</text:span></text:p>
      <text:p text:style-name="P3"><text:span text:style-name="T1"><text:tab/></text:span><text:span text:style-name="T2">etc/init.d/: S99simple-admin</text:span><text:span text:style-name="T12"> immediately seems suspicious</text:span></text:p>
      <text:p text:style-name="P9"><text:span text:style-name="T12"><text:tab/></text:span><text:span text:style-name="T3">usr/</text:span><text:span text:style-name="T4">bin/</text:span><text:span text:style-name="T3">:</text:span><text:span text:style-name="T13"> </text:span><text:span text:style-name="T3">simple-admin, passwd, etc</text:span></text:p>
      <text:p text:style-name="P9"><text:span text:style-name="T3"><text:tab/></text:span><text:span text:style-name="T13">/sbin/: </text:span><text:span text:style-name="T5">init</text:span></text:p>
      <text:p text:style-name="P19"><text:tab/></text:p>
      <text:p text:style-name="P4">1.2) Functionality</text:p>
      <text:p text:style-name="P3"><text:tab/><text:span text:style-name="T36">EXEC – “</text:span><text:span text:style-name="T37">Execed: </text:span><text:span text:style-name="T36">” </text:span><text:span text:style-name="T37">and i</text:span><text:span text:style-name="T36">t will execute your command</text:span></text:p>
      <text:p text:style-name="P3"><text:tab/><text:span text:style-name="T36">REFLECT – “Received: ” and whatever you entered after the command it will reprint</text:span></text:p>
      <text:p text:style-name="P3"><text:tab/><text:span text:style-name="T36">REBOOT – reboots sytem</text:span></text:p>
      <text:p text:style-name="P3">1.3) Demonstration</text:p>
      <text:p text:style-name="P10"><text:tab/><text:span text:style-name="T38">EXEC ls – Will list your current directory in the shell</text:span></text:p>
      <text:p text:style-name="P34"><text:span text:style-name="T25"><text:tab/>EXEC </text:span><text:span text:style-name="T26">help</text:span><text:span text:style-name="T25"> – Will list </text:span><text:span text:style-name="T26">all built in commands</text:span></text:p>
      <text:p text:style-name="P10"><text:tab/><text:span text:style-name="T38">REFLECT ls – Will return the command ‘ls’</text:span></text:p>
      <text:p text:style-name="P11"><text:span text:style-name="T38"><text:tab/>REFLECT </text:span><text:span text:style-name="T39">help</text:span><text:span text:style-name="T38"> – Will return the command ‘</text:span><text:span text:style-name="T39">help</text:span><text:span text:style-name="T38">’</text:span></text:p>
      <text:p text:style-name="P10"><text:tab/><text:span text:style-name="T38">REBOOT – Will reboot the system </text:span><text:span text:style-name="T40">(kicks me out)</text:span></text:p>
      <text:p text:style-name="P2">2) Binary admin server</text:p>
      <text:p text:style-name="P14"><text:span text:style-name="T41">2</text:span>.1) <text:span text:style-name="T56">Reconnaissance</text:span></text:p>
      <text:p text:style-name="P3">• What TCP port does the administrative interface listen on?</text:p>
      <text:p text:style-name="P32"><text:span text:style-name="T24"><text:tab/></text:span><text:span text:style-name="T33">Port 31338</text:span></text:p>
      <text:p text:style-name="P3">• What files on the disk image are relevant to reverse engineering this service? Include</text:p>
      <text:p text:style-name="P3">any relevant init scripts, binaries, or shared libraries.</text:p>
      <text:p text:style-name="P7"><text:tab/><text:span text:style-name="T10">shared library: </text:span><text:span text:style-name="T18">/usr/lib/libbinmsg.so </text:span><text:span text:style-name="T19">contains some command interaction functions</text:span></text:p>
      <text:p text:style-name="P3"><text:tab/><text:span text:style-name="T35">e</text:span><text:span text:style-name="T6">tc/: hostname, hosts, init.d, inittab, </text:span><text:span text:style-name="T7">passwd, shadow, etc</text:span></text:p>
      <text:p text:style-name="P3"><text:span text:style-name="T7"><text:tab/></text:span><text:span text:style-name="T15"> <text:s text:c="7"/></text:span><text:span text:style-name="T16">contains a lot of system information, such as password for login</text:span></text:p>
      <text:p text:style-name="P3"><text:span text:style-name="T16"><text:s text:c="20"/></text:span><text:span text:style-name="T17">and init files</text:span></text:p>
      <text:p text:style-name="P3"><text:span text:style-name="T6"><text:tab/>etc/init.d/: </text:span><text:span text:style-name="T14">seems to have some init scripts there</text:span></text:p>
      <text:p text:style-name="P33"><text:span text:style-name="T30"><text:tab/>etc/</text:span><text:span text:style-name="T31">network</text:span><text:span text:style-name="T30">/: </text:span><text:span text:style-name="T22">Contains some useful network info like IP address</text:span></text:p>
      <text:p text:style-name="P30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41">2</text:span>.2) <text:span text:style-name="T55">Functionality</text:span></text:p>
      <text:p text:style-name="P46"><text:span text:style-name="T42">Interface accepts:</text:span></text:p>
      <text:p text:style-name="P41"><text:span text:style-name="T42">‘</text:span><text:span text:style-name="T69">\x</text:span><text:span text:style-name="T68">08</text:span><text:span text:style-name="T42">’ </text:span><text:span text:style-name="T43">(reflect)</text:span></text:p>
      <text:p text:style-name="P43">Takes <text:span text:style-name="T69">\x08 as an argument. </text:span></text:p>
      <text:p text:style-name="P44"><text:span text:style-name="T69">Reflects this back at you.</text:span></text:p>
      <text:p text:style-name="P44"><text:s/></text:p>
      <text:p text:style-name="P41"><text:span text:style-name="T42">‘\x10’ </text:span><text:span text:style-name="T43">(reboot)</text:span><text:span text:style-name="T42"> </text:span></text:p>
      <text:p text:style-name="P45">Takes no arguments.</text:p>
      <text:p text:style-name="P45">Reboots emulated system.</text:p>
      <text:p text:style-name="P45"/>
      <text:p text:style-name="P41"><text:span text:style-name="T42">‘\x04’</text:span><text:span text:style-name="T43">(exec)</text:span><text:tab/></text:p>
      <text:p text:style-name="P41"/>
      <text:p text:style-name="P41"/>
      <text:p text:style-name="P21"><text:span text:style-name="T41">2</text:span>.3) <text:span text:style-name="T55">Command format</text:span></text:p>
      <text:p text:style-name="P21"><text:tab/><text:span text:style-name="T44">[“ADMN”][msg_len][msg_ID][msg]</text:span></text:p>
      <text:p text:style-name="P24">“ADMN”: lets the interface start accepting the other fields. <text:span text:style-name="T45">It must be “ADMN”</text:span></text:p>
      <text:p text:style-name="P25">msg_len: must be 4 bytes in size and <text:span text:style-name="T46">a value </text:span>less than 10,001 </text:p>
      <text:p text:style-name="P25"><text:tab/> <text:s text:c="3"/><text:span text:style-name="T47">determines the number of msg items</text:span></text:p>
      <text:p text:style-name="P26">msg_ID: 4 bytes in size so can only fit a 4 byte field</text:p>
      <text:p text:style-name="P27">msg: Each item in msg is only 1 byte in size, and can have as many items as msg_len defines</text:p>
      <text:p text:style-name="P27"><text:s text:c="9"/><text:span text:style-name="T48">so if msg_len == 4 then you can have 4 byte sized characters in msg</text:span></text:p>
      <text:p text:style-name="P27"/>
      <text:p text:style-name="P27"/>
      <text:p text:style-name="P26"/>
      <text:p text:style-name="P22">2.4) <text:span text:style-name="T55">Demosntration</text:span> <text:span text:style-name="T52">(bad message format atm </text:span><text:span text:style-name="T53">for reflect </text:span><text:span text:style-name="T54">and exec)</text:span></text:p>
      <text:p text:style-name="P22">‘<text:span text:style-name="T49">\b’ (do_reflect)</text:span></text:p>
      <text:p text:style-name="P28">b'ADMN\x01\x00\x00\x00\x01\x00\x00\x00\x08'</text:p>
      <text:p text:style-name="P23">‘<text:span text:style-name="T49">\b’ (do_reboot)</text:span></text:p>
      <text:p text:style-name="P29">b'ADMN\x01\x00\x00\x00\x01\x00\x00\x00\x<text:span text:style-name="T51">10</text:span>'</text:p>
      <text:p text:style-name="P23">‘<text:span text:style-name="T49">\b’ (do_</text:span><text:span text:style-name="T50">exec</text:span><text:span text:style-name="T49">)</text:span></text:p>
      <text:p text:style-name="P29">b'ADMN\x0<text:span text:style-name="T67">1</text:span>\x00\x00\x00\x01\x00\x00\x00\x<text:span text:style-name="T51">04</text:span>'</text:p>
      <text:p text:style-name="P29"/>
      <text:p text:style-name="P2">3) Authenticated binary admin server</text:p>
      <text:p text:style-name="P12">3.1) <text:span text:style-name="T57">Reconnaissance</text:span></text:p>
      <text:p text:style-name="P8">• What TCP port does the administrative interface listen on?</text:p>
      <text:p text:style-name="P35"><text:span text:style-name="T24"><text:tab/></text:span><text:span text:style-name="T34">Port 31339</text:span></text:p>
      <text:p text:style-name="P5">• What files on the disk image are relevant to reverse engineering this service? Include</text:p>
      <text:p text:style-name="P5">any relevant init scripts, binaries, or shared libraries.</text:p>
      <text:p text:style-name="P6"><text:tab/><text:span text:style-name="T58">e</text:span><text:span text:style-name="T8">tc/: </text:span><text:span text:style-name="T9">shadow </text:span><text:span text:style-name="T20">to change the hash to a password we know</text:span></text:p>
      <text:p text:style-name="P6"><text:span text:style-name="T9"><text:tab/>usr/bin: binary-admin, auth-server</text:span><text:span text:style-name="T58"> </text:span><text:span text:style-name="T59">to analyze </text:span><text:span text:style-name="T60">in Ghidra</text:span></text:p>
      <text:p text:style-name="P6"><text:tab/><text:span text:style-name="T11">shared library:</text:span><text:span text:style-name="T61"> libbinmsg-auth.so</text:span></text:p>
      <text:p text:style-name="P12">3.2) <text:span text:style-name="T57">Functionality</text:span></text:p>
      <text:p text:style-name="P12"><text:tab/><text:span text:style-name="T62">Commands interface accepts: </text:span></text:p>
      <text:p text:style-name="P13"><text:tab/><text:tab/><text:span text:style-name="T64">do_get_challenge, do_authenticate, do_exec, do_reflect, do_reboot</text:span></text:p>
      <text:p text:style-name="P18"><text:tab/>Arguments commands take:</text:p>
      <text:p text:style-name="P13"><text:tab/><text:tab/></text:p>
      <text:p text:style-name="P18"><text:soft-page-break/><text:tab/>What server does upon accepting command:</text:p>
      <text:p text:style-name="P13"><text:tab/><text:tab/></text:p>
      <text:p text:style-name="P18"><text:tab/>Commands that Require authentication:</text:p>
      <text:p text:style-name="P12"><text:tab/><text:tab/><text:span text:style-name="T63">do_exec, do_reboot</text:span></text:p>
      <text:p text:style-name="P12">3.3) <text:span text:style-name="T57">Authentication</text:span></text:p>
      <text:list xml:id="list2401027380" text:style-name="L1">
        <text:list-item>
          <text:p text:style-name="P38">How are challenges generated?</text:p>
        </text:list-item>
      </text:list>
      <text:p text:style-name="P15"><text:tab/><text:span text:style-name="T65">do_get_challenge(), by giving \x01 as a command</text:span></text:p>
      <text:p text:style-name="P15"><text:tab/></text:p>
      <text:list xml:id="list150040579733230" text:continue-numbering="true" text:style-name="L1">
        <text:list-item>
          <text:p text:style-name="P39">What must the relationship be between a challenge and the response in order to authenticate to the server?</text:p>
        </text:list-item>
      </text:list>
      <text:p text:style-name="P16"><text:tab/>‘<text:span text:style-name="T66">challenge</text:span>’ <text:span text:style-name="T66">must not equal 0, or else the Challenge is Stale</text:span></text:p>
      <text:p text:style-name="P16"/>
      <text:p text:style-name="P12">3.4) <text:span text:style-name="T57">Demonstration</text:span></text:p>
      <text:p text:style-name="P17">do_get_challenge</text:p>
      <text:p text:style-name="P31">b'ADMN\x01\x00\x00\x00\x01\x00\x00\x00\x01’</text:p>
      <text:p text:style-name="P20">comeback</text:p>
      <text:p text:style-name="P2">4) SSH backdoor</text:p>
      <text:p text:style-name="P36">4.1) Reconnaissance</text:p>
      <text:list xml:id="list13383319" text:style-name="L2">
        <text:list-item>
          <text:p text:style-name="P47">What TCP port does the backdoored SSH service listen on</text:p>
          <text:list>
            <text:list-header>
              <text:p text:style-name="P48">port 22</text:p>
            </text:list-header>
          </text:list>
        </text:list-item>
        <text:list-item>
          <text:p text:style-name="P40">What files on the disk image are relevant to reverse engineering this service? Include</text:p>
        </text:list-item>
        <text:list-item>
          <text:p text:style-name="P40">any relevant init scripts, binaries, or shared libraries.</text:p>
        </text:list-item>
      </text:list>
      <text:p text:style-name="P36">4.2) Narrowing the scope</text:p>
      <text:p text:style-name="P37">comeback</text:p>
      <text:p text:style-name="P36">4.3) Back to the source</text:p>
      <text:p text:style-name="P37">comeback</text:p>
      <text:p text:style-name="P36">4.4) Demonstration</text:p>
      <text:p text:style-name="P37">comeba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4f67" officeooo:paragraph-rsid="00054f6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stin Parkes<text:tab/>Assignment 2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29:25.667880789</meta:creation-date>
    <dc:date>2021-05-04T15:00:39.430347750</dc:date>
    <meta:editing-duration>P2DT2H29M35S</meta:editing-duration>
    <meta:editing-cycles>156</meta:editing-cycles>
    <meta:generator>LibreOffice/6.4.7.2$Linux_X86_64 LibreOffice_project/40$Build-2</meta:generator>
    <meta:document-statistic meta:table-count="0" meta:image-count="0" meta:object-count="0" meta:page-count="3" meta:paragraph-count="100" meta:word-count="548" meta:character-count="3742" meta:non-whitespace-character-count="3196"/>
  </office:meta>
</office:document-meta>
</file>